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2.5516in"/>
    </style:style>
    <style:style style:name="co8" style:family="table-column">
      <style:table-column-properties fo:break-before="auto" style:column-width="2.9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bS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ed by average of random samp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satellites</text:p>
          </table:table-cell>
          <table:table-cell office:value-type="float" office:value="0.9028" calcext:value-type="float">
            <text:p>0.9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satellites</text:p>
          </table:table-cell>
          <table:table-cell office:value-type="float" office:value="1.9534" calcext:value-type="float">
            <text:p>1.9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satellites</text:p>
          </table:table-cell>
          <table:table-cell office:value-type="float" office:value="2.5042" calcext:value-type="float">
            <text:p>2.5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satellites</text:p>
          </table:table-cell>
          <table:table-cell office:value-type="float" office:value="3.5413" calcext:value-type="float">
            <text:p>3.5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satellites</text:p>
          </table:table-cell>
          <table:table-cell office:value-type="float" office:value="5.3619" calcext:value-type="float">
            <text:p>5.3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atellites</text:p>
          </table:table-cell>
          <table:table-cell office:value-type="float" office:value="5.9115" calcext:value-type="float">
            <text:p>5.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satellites</text:p>
          </table:table-cell>
          <table:table-cell office:value-type="float" office:value="15.2887" calcext:value-type="float">
            <text:p>15.2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atellites</text:p>
          </table:table-cell>
          <table:table-cell office:value-type="float" office:value="36.4916" calcext:value-type="float">
            <text:p>36.4916</text:p>
          </table:table-cell>
          <table:table-cell office:value-type="string" calcext:value-type="string">
            <text:p>The last one is not considered</text:p>
          </table:table-cell>
          <table:table-cell office:value-type="string" calcext:value-type="string">
            <text:p><text:s/>[44.145817254, 56.175821507, 36.582416762, 9.06236844, 721.2526030060001]</text:p>
          </table:table-cell>
          <table:table-cell/>
        </table:table-row>
        <table:table-row table:style-name="ro1">
          <table:table-cell office:value-type="string" calcext:value-type="string">
            <text:p>13 satellit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float" office:value="44.145817254" calcext:value-type="float">
            <text:p>44.145817254</text:p>
          </table:table-cell>
        </table:table-row>
        <table:table-row table:style-name="ro1">
          <table:table-cell table:number-columns-repeated="4"/>
          <table:table-cell office:value-type="float" office:value="56.175821507" calcext:value-type="float">
            <text:p>56.175821507</text:p>
          </table:table-cell>
        </table:table-row>
        <table:table-row table:style-name="ro1">
          <table:table-cell table:number-columns-repeated="4"/>
          <table:table-cell office:value-type="float" office:value="36.582416762" calcext:value-type="float">
            <text:p>36.582416762</text:p>
          </table:table-cell>
        </table:table-row>
        <table:table-row table:style-name="ro1">
          <table:table-cell table:number-columns-repeated="4"/>
          <table:table-cell office:value-type="float" office:value="9.06236844" calcext:value-type="float">
            <text:p>9.062368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table:formula="of:=AVERAGE([.E12:.E15])" office:value-type="float" office:value="36.49160599075" calcext:value-type="float">
            <text:p>36.49160599075</text:p>
          </table:table-cell>
        </table:table-row>
      </table:table>
      <table:table table:name="Périod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emps d’exécution</text:p>
          </table:table-cell>
          <table:table-cell office:value-type="string" calcext:value-type="string">
            <text:p>Nb de branches</text:p>
          </table:table-cell>
          <table:table-cell table:number-columns-repeated="2"/>
          <table:table-cell office:value-type="string" calcext:value-type="string">
            <text:p>Tested by average of random samples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1028" calcext:value-type="float">
            <text:p>0.102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697" calcext:value-type="float">
            <text:p>1.2697</text:p>
          </table:table-cell>
          <table:table-cell table:number-columns-repeated="3"/>
          <table:table-cell office:value-type="string" calcext:value-type="string">
            <text:p>@ list of execution time : [0.558059414, 1.7954625020000001, 1.180007967, 1.7434798120000001, 1.069874711]</text:p>
            <text:p> The average time is: 1.2693768812</text:p>
            <text:p/>
          </table:table-cell>
          <table:table-cell/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1.0254" calcext:value-type="float">
            <text:p>1.0254</text:p>
          </table:table-cell>
          <table:table-cell office:value-type="float" office:value="3246" calcext:value-type="float">
            <text:p>32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1.476909704, 0.658688817, 1.2855865560000002, 0.882286632, 0.823649998]</text:p>
            <text:p> The average time is: 1.0254243414000002</text:p>
            <text:p/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[9.424914495000001, 6.583130408000001, 4.414866431, 14.124433141, 7.513274313]</text:p>
            <text:p> The average time is: 8.412123757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.3061" calcext:value-type="float">
            <text:p>5.3061</text:p>
          </table:table-cell>
          <table:table-cell office:value-type="float" office:value="10009" calcext:value-type="float">
            <text:p>1000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0.0759" calcext:value-type="float">
            <text:p>20.0759</text:p>
          </table:table-cell>
          <table:table-cell office:value-type="float" office:value="22522" calcext:value-type="float">
            <text:p>225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40000" calcext:value-type="float">
            <text:p>140000</text:p>
          </table:table-cell>
          <table:table-cell office:value-type="float" office:value="281.1104" calcext:value-type="float">
            <text:p>281.1104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irst one is not considered</text:p>
          </table:table-cell>
          <table:table-cell office:value-type="string" calcext:value-type="string">
            <text:p>@ list of execution time : [469.26610009200004, 266.838906055, 90.348554584, 64.44992822, 702.804218977]</text:p>
            <text:p> The average time is: 318.74154158560003</text:p>
            <text:p/>
          </table:table-cell>
          <table:table-cell/>
        </table:table-row>
        <table:table-row table:style-name="ro3">
          <table:table-cell office:value-type="float" office:value="160000" calcext:value-type="float">
            <text:p>160000</text:p>
          </table:table-cell>
          <table:table-cell office:value-type="float" office:value="37.3556" calcext:value-type="float">
            <text:p>37.3556</text:p>
          </table:table-cell>
          <table:table-cell office:value-type="float" office:value="22020" calcext:value-type="float">
            <text:p>220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@ list of execution time : [31.248267548, 44.111813438000006, 24.332889866000002, 71.19446588800001, 15.890317835000001]</text:p>
            <text:p> The average time is: 37.355550915</text:p>
          </table:table-cell>
          <table:table-cell/>
        </table:table-row>
        <table:table-row table:style-name="ro2">
          <table:table-cell office:value-type="float" office:value="180000" calcext:value-type="float">
            <text:p>180000</text:p>
          </table:table-cell>
          <table:table-cell office:value-type="float" office:value="195.9241913406" calcext:value-type="float">
            <text:p>195.924191340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@ list of execution time : [499.14826552700004, 106.222738211, 53.689073396000005, 226.64946701500003, 93.91141255400001]</text:p>
            <text:p> The average time is: 195.9241913406</text:p>
            <text:p/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float" office:value="266.838906055" calcext:value-type="float">
            <text:p>266.838906055</text:p>
          </table:table-cell>
        </table:table-row>
        <table:table-row table:style-name="ro1">
          <table:table-cell table:number-columns-repeated="6"/>
          <table:table-cell office:value-type="float" office:value="90.348554584" calcext:value-type="float">
            <text:p>90.348554584</text:p>
          </table:table-cell>
        </table:table-row>
        <table:table-row table:style-name="ro1">
          <table:table-cell office:value-type="string" calcext:value-type="string">
            <text:p>Tested by nominal2</text:p>
          </table:table-cell>
          <table:table-cell table:number-columns-repeated="5"/>
          <table:table-cell office:value-type="float" office:value="64.44992822" calcext:value-type="float">
            <text:p>64.44992822</text:p>
          </table:table-cell>
        </table:table-row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emps d’exécution</text:p>
          </table:table-cell>
          <table:table-cell table:number-columns-repeated="4"/>
          <table:table-cell office:value-type="float" office:value="702.804218977" calcext:value-type="float">
            <text:p>702.80421897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1171" calcext:value-type="float">
            <text:p>0.1171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formula="of:=AVERAGE([.G17:.G20])" office:value-type="float" office:value="281.110401959" calcext:value-type="float">
            <text:p>281.110401959</text:p>
          </table:table-cell>
        </table:table-row>
        <table:table-row table:style-name="ro1">
          <table:table-cell/>
          <table:table-cell office:value-type="float" office:value="0.1721" calcext:value-type="float">
            <text:p>0.1721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6158" calcext:value-type="float">
            <text:p>1.61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133" calcext:value-type="float">
            <text:p>1.6133</text:p>
          </table:table-cell>
          <table:table-cell table:number-columns-repeated="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9446" calcext:value-type="float">
            <text:p>0.9446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.3061" calcext:value-type="float">
            <text:p>5.3061</text:p>
          </table:table-cell>
          <table:table-cell table:number-columns-repeated="5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0.0759" calcext:value-type="float">
            <text:p>20.0759</text:p>
          </table:table-cell>
          <table:table-cell table:number-columns-repeated="5"/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81.1104" calcext:value-type="float">
            <text:p>281.1104</text:p>
          </table:table-cell>
          <table:table-cell table:number-columns-repeated="5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37.3556" calcext:value-type="float">
            <text:p>37.3556</text:p>
          </table:table-cell>
          <table:table-cell table:number-columns-repeated="5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95.9241913406" calcext:value-type="float">
            <text:p>195.9241913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.5217" calcext:value-type="float">
            <text:p>354.521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nominal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etitio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7" calcext:value-type="float">
            <text:p>1.5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644" calcext:value-type="float">
            <text:p>2.86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848" calcext:value-type="float">
            <text:p>4.884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597" calcext:value-type="float">
            <text:p>11.95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.6318" calcext:value-type="float">
            <text:p>28.631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8009" calcext:value-type="float">
            <text:p>31.80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.3566" calcext:value-type="float">
            <text:p>83.356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petitio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2282" calcext:value-type="float">
            <text:p>1.2282</text:p>
          </table:table-cell>
          <table:table-cell/>
          <table:table-cell office:value-type="string" calcext:value-type="string">
            <text:p>@ list of execution time : [1.317502108, 1.129295924, 1.2832624300000002, 1.00300579, 1.407948081]</text:p>
            <text:p> The average time is: 1.2282028666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.8175" calcext:value-type="float">
            <text:p>2.8175</text:p>
          </table:table-cell>
          <table:table-cell/>
          <table:table-cell office:value-type="string" calcext:value-type="string">
            <text:p>@ list of execution time : [2.4589047330000002, 2.992131606, 2.6619333910000003, 2.7515927180000004, 3.2228640640000004]</text:p>
            <text:p> The average time is: 2.8174853024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.6785" calcext:value-type="float">
            <text:p>4.6785</text:p>
          </table:table-cell>
          <table:table-cell/>
          <table:table-cell office:value-type="string" calcext:value-type="string">
            <text:p>@ list of execution time : [4.806495835000001, 4.432619962, 3.7880799730000003, 5.264592266, 5.100818511]</text:p>
            <text:p> The average time is: 4.6785213094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.9085" calcext:value-type="float">
            <text:p>10.9085</text:p>
          </table:table-cell>
          <table:table-cell/>
          <table:table-cell office:value-type="string" calcext:value-type="string">
            <text:p>@ list of execution time : [10.46023836, 11.030958521, 10.240017315000001, 10.100264045000001, 12.711376020000001]</text:p>
            <text:p> The average time is: 10.908570852200002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.1175" calcext:value-type="float">
            <text:p>20.1175</text:p>
          </table:table-cell>
          <table:table-cell/>
          <table:table-cell office:value-type="string" calcext:value-type="string">
            <text:p>@ list of execution time : [19.435568016, 9.856198967000001, 19.760454766000002, 19.156686802000003, 32.378378661]</text:p>
            <text:p> The average time is: 20.117457442400003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0.4011" calcext:value-type="float">
            <text:p>30.4011</text:p>
          </table:table-cell>
          <table:table-cell/>
          <table:table-cell office:value-type="string" calcext:value-type="string">
            <text:p>@ list of execution time : [20.042136816000003, 19.514223783000002, 51.292994484000005, 38.198648337, 22.957319742000003]</text:p>
            <text:p> The average time is: 30.401064632400004</text:p>
          </table:table-cell>
          <table:table-cell table:number-columns-repeated="3"/>
        </table:table-row>
      </table:table>
      <table:table table:name="comparasion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/>
          <table:table-cell office:value-type="string" calcext:value-type="string">
            <text:p>time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791" calcext:value-type="float">
            <text:p>0.0779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109" calcext:value-type="float">
            <text:p>0.0710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09" calcext:value-type="float">
            <text:p>0.6709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float" office:value="9875" calcext:value-type="float">
            <text:p>9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36" calcext:value-type="float">
            <text:p>0.6136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7" calcext:value-type="float">
            <text:p>0.6387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21" calcext:value-type="float">
            <text:p>4.8421</text:p>
          </table:table-cell>
          <table:table-cell office:value-type="float" office:value="5266" calcext:value-type="float">
            <text:p>5266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393" calcext:value-type="float">
            <text:p>3.8393</text:p>
          </table:table-cell>
          <table:table-cell office:value-type="float" office:value="5230" calcext:value-type="float">
            <text:p>5230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256" calcext:value-type="float">
            <text:p>3.8256</text:p>
          </table:table-cell>
          <table:table-cell office:value-type="float" office:value="5131" calcext:value-type="float">
            <text:p>5131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table:style-name="ce1"/>
          <table:table-cell office:value-type="string" calcext:value-type="string">
            <text:p>time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Nomial 1</text:p>
          </table:table-cell>
          <table:table-cell office:value-type="float" office:value="0.9305" calcext:value-type="float">
            <text:p>0.9305</text:p>
          </table:table-cell>
          <table:table-cell office:value-type="float" office:value="13678" calcext:value-type="float">
            <text:p>13678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Nominal 2</text:p>
          </table:table-cell>
          <table:table-cell office:value-type="float" office:value="1.0322" calcext:value-type="float">
            <text:p>1.0322</text:p>
          </table:table-cell>
          <table:table-cell office:value-type="float" office:value="13857" calcext:value-type="float">
            <text:p>13857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Nominal 3</text:p>
          </table:table-cell>
          <table:table-cell office:value-type="float" office:value="0.7398" calcext:value-type="float">
            <text:p>0.7398</text:p>
          </table:table-cell>
          <table:table-cell office:value-type="float" office:value="12477" calcext:value-type="float">
            <text:p>12477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3">
          <table:table-cell office:value-type="string" calcext:value-type="string">
            <text:p>Nominal with one off 1</text:p>
          </table:table-cell>
          <table:table-cell office:value-type="float" office:value="4.6342" calcext:value-type="float">
            <text:p>4.6342</text:p>
          </table:table-cell>
          <table:table-cell office:value-type="float" office:value="19156" calcext:value-type="float">
            <text:p>19156</text:p>
          </table:table-cell>
          <table:table-cell/>
          <table:table-cell office:value-type="float" office:value="9875" calcext:value-type="float">
            <text:p>9875</text:p>
          </table:table-cell>
        </table:table-row>
        <table:table-row table:style-name="ro3">
          <table:table-cell office:value-type="string" calcext:value-type="string">
            <text:p>Nominal with one off 2</text:p>
          </table:table-cell>
          <table:table-cell office:value-type="float" office:value="4.5099" calcext:value-type="float">
            <text:p>4.5099</text:p>
          </table:table-cell>
          <table:table-cell office:value-type="float" office:value="16062" calcext:value-type="float">
            <text:p>16062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3">
          <table:table-cell office:value-type="string" calcext:value-type="string">
            <text:p>Nominal with one off 3</text:p>
          </table:table-cell>
          <table:table-cell office:value-type="float" office:value="3.8275" calcext:value-type="float">
            <text:p>3.8275</text:p>
          </table:table-cell>
          <table:table-cell office:value-type="float" office:value="16170" calcext:value-type="float">
            <text:p>16170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string" calcext:value-type="string">
            <text:p>40 1</text:p>
          </table:table-cell>
          <table:table-cell office:value-type="float" office:value="13.249" calcext:value-type="float">
            <text:p>13.249</text:p>
          </table:table-cell>
          <table:table-cell office:value-type="float" office:value="17094" calcext:value-type="float">
            <text:p>17094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string" calcext:value-type="string">
            <text:p>40 2</text:p>
          </table:table-cell>
          <table:table-cell office:value-type="float" office:value="13.0421" calcext:value-type="float">
            <text:p>13.0421</text:p>
          </table:table-cell>
          <table:table-cell office:value-type="float" office:value="29632" calcext:value-type="float">
            <text:p>29632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string" calcext:value-type="string">
            <text:p>40 3</text:p>
          </table:table-cell>
          <table:table-cell office:value-type="float" office:value="12.7202" calcext:value-type="float">
            <text:p>12.7202</text:p>
          </table:table-cell>
          <table:table-cell office:value-type="float" office:value="53303" calcext:value-type="float">
            <text:p>53303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9305" calcext:value-type="float">
            <text:p>0.9305</text:p>
          </table:table-cell>
          <table:table-cell table:style-name="ce2"/>
          <table:table-cell office:value-type="float" office:value="13678" calcext:value-type="float">
            <text:p>13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1" calcext:value-type="float">
            <text:p>0.1121</text:p>
          </table:table-cell>
          <table:table-cell office:value-type="float" office:value="1.0322" calcext:value-type="float">
            <text:p>1.0322</text:p>
          </table:table-cell>
          <table:table-cell table:style-name="ce2"/>
          <table:table-cell office:value-type="float" office:value="13857" calcext:value-type="float">
            <text:p>13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7398" calcext:value-type="float">
            <text:p>0.7398</text:p>
          </table:table-cell>
          <table:table-cell table:style-name="ce2"/>
          <table:table-cell office:value-type="float" office:value="12477" calcext:value-type="float">
            <text:p>124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902" calcext:value-type="float">
            <text:p>3.7902</text:p>
          </table:table-cell>
          <table:table-cell office:value-type="float" office:value="4.6342" calcext:value-type="float">
            <text:p>4.6342</text:p>
          </table:table-cell>
          <table:table-cell table:style-name="ce2"/>
          <table:table-cell office:value-type="float" office:value="19156" calcext:value-type="float">
            <text:p>19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251" calcext:value-type="float">
            <text:p>3.2251</text:p>
          </table:table-cell>
          <table:table-cell office:value-type="float" office:value="4.5099" calcext:value-type="float">
            <text:p>4.5099</text:p>
          </table:table-cell>
          <table:table-cell table:style-name="ce2"/>
          <table:table-cell office:value-type="float" office:value="16062" calcext:value-type="float">
            <text:p>16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354" calcext:value-type="float">
            <text:p>3.1354</text:p>
          </table:table-cell>
          <table:table-cell office:value-type="float" office:value="3.8275" calcext:value-type="float">
            <text:p>3.8275</text:p>
          </table:table-cell>
          <table:table-cell table:style-name="ce2"/>
          <table:table-cell office:value-type="float" office:value="16170" calcext:value-type="float">
            <text:p>16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.46" calcext:value-type="float">
            <text:p>114.46</text:p>
          </table:table-cell>
          <table:table-cell office:value-type="float" office:value="13.249" calcext:value-type="float">
            <text:p>13.249</text:p>
          </table:table-cell>
          <table:table-cell table:style-name="ce2" office:value-type="float" office:value="223679" calcext:value-type="float">
            <text:p>223679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6976" calcext:value-type="float">
            <text:p>25.6976</text:p>
          </table:table-cell>
          <table:table-cell office:value-type="float" office:value="13.0421" calcext:value-type="float">
            <text:p>13.0421</text:p>
          </table:table-cell>
          <table:table-cell table:style-name="ce2" office:value-type="float" office:value="222201" calcext:value-type="float">
            <text:p>222201</text:p>
          </table:table-cell>
          <table:table-cell office:value-type="float" office:value="29632" calcext:value-type="float">
            <text:p>29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9367" calcext:value-type="float">
            <text:p>23.9367</text:p>
          </table:table-cell>
          <table:table-cell office:value-type="float" office:value="12.7202" calcext:value-type="float">
            <text:p>12.7202</text:p>
          </table:table-cell>
          <table:table-cell table:style-name="ce2" office:value-type="float" office:value="227649" calcext:value-type="float">
            <text:p>227649</text:p>
          </table:table-cell>
          <table:table-cell office:value-type="float" office:value="53303" calcext:value-type="float">
            <text:p>53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23:04:29.163741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20:44:07.347882538</meta:creation-date>
    <dc:date>2022-03-13T00:20:31.401347373</dc:date>
    <meta:editing-duration>PT44M30S</meta:editing-duration>
    <meta:editing-cycles>4</meta:editing-cycles>
    <meta:generator>LibreOffice/6.4.7.2$Linux_X86_64 LibreOffice_project/40$Build-2</meta:generator>
    <meta:document-statistic meta:table-count="3" meta:cell-count="253" meta:object-count="0"/>
    <meta:user-defined meta:name=""/>
  </office:meta>
</office:document-meta>
</file>